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 fo:min-height="1.836cm" fo:min-width="6.276cm"/>
    </style:style>
    <style:style style:name="gr2" style:family="graphic" style:parent-style-name="standard">
      <style:graphic-properties draw:fill-color="#ff8080" draw:textarea-horizontal-align="justify" draw:textarea-vertical-align="middle" draw:auto-grow-height="false" fo:min-height="1.836cm" fo:min-width="3.776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1.836cm" fo:min-width="3.786cm"/>
    </style:style>
    <style:style style:name="gr4" style:family="graphic" style:parent-style-name="standard">
      <style:graphic-properties draw:marker-start="Double_20_Arrow" draw:fill-color="#729fcf" draw:textarea-horizontal-align="justify" draw:textarea-vertical-align="middle" draw:auto-grow-height="false" fo:min-height="1.836cm" fo:min-width="3.786cm"/>
    </style:style>
    <style:style style:name="gr5" style:family="graphic" style:parent-style-name="standard">
      <style:graphic-properties draw:textarea-horizontal-align="justify" draw:textarea-vertical-align="middle" draw:auto-grow-height="false" fo:min-height="7.75cm" fo:min-width="5.4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Double_20_Arrow" draw:fill-color="#ff8080" draw:textarea-horizontal-align="justify" draw:textarea-vertical-align="middle" draw:auto-grow-height="false" fo:min-height="1.836cm" fo:min-width="3.786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cm" svg:height="2.31cm" svg:x="11.2cm" svg:y="1.6cm">
          <text:p text:style-name="P1">optical_flow_internsh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cm" svg:height="2.31cm" svg:x="2.6cm" svg:y="7.3cm">
          <text:p text:style-name="P1">qpu-a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1cm" svg:height="2.31cm" svg:x="9.79cm" svg:y="7.3cm">
          <text:p text:style-name="P1">as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4.51cm" svg:height="2.31cm" svg:x="23.89cm" svg:y="7.29cm">
          <text:p text:style-name="P1">CmakeList.tx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5.9cm" svg:height="8cm" svg:x="1.9cm" svg:y="11.4cm">
          <text:p text:style-name="P1">qpu-asm.cpp</text:p>
          <text:p text:style-name="P1">Makefile</text:p>
          <text:p text:style-name="P1">qpu-asm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9cm" svg:height="8cm" svg:x="9.1cm" svg:y="11.4cm">
          <text:p text:style-name="P1">gradX.asm</text:p>
          <text:p text:style-name="P1">gradY.asm</text:p>
          <text:p text:style-name="P1">gradXY.asm</text:p>
          <text:p text:style-name="P1">xtrBIP2.asm</text:p>
          <text:p text:style-name="P1">computeBIP2.asm</text:p>
          <text:p text:style-name="P1">dPosXY.asm</text:p>
          <text:p text:style-name="P1">binaryGenerator.sh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2cm" svg:y1="5.5cm" svg:x2="12.2cm" svg:y2="7.4cm">
          <text:p/>
        </draw:line>
        <draw:connector draw:style-name="gr6" draw:text-style-name="P4" draw:layer="layout" svg:x1="14.7cm" svg:y1="3.91cm" svg:x2="4.85cm" svg:y2="7.3cm" draw:start-shape="id1" draw:start-glue-point="2" draw:end-shape="id2" draw:end-glue-point="0" svg:d="M14700 3910v1696h-9850v1694" svg:viewBox="0 0 9851 3391">
          <text:p/>
        </draw:connector>
        <draw:connector draw:style-name="gr7" draw:text-style-name="P4" draw:layer="layout" svg:x1="4.85cm" svg:y1="9.61cm" svg:x2="4.85cm" svg:y2="11.4cm" draw:start-shape="id2" draw:start-glue-point="2" draw:end-shape="id3" draw:end-glue-point="0" svg:d="M4850 9610v1790" svg:viewBox="0 0 1 1791">
          <text:p/>
        </draw:connector>
        <draw:connector draw:style-name="gr7" draw:text-style-name="P4" draw:layer="layout" svg:x1="12.045cm" svg:y1="9.61cm" svg:x2="12.05cm" svg:y2="11.4cm" draw:start-shape="id4" draw:start-glue-point="2" draw:end-shape="id5" draw:end-glue-point="0" svg:d="M12045 9610v896h5v894" svg:viewBox="0 0 6 1791">
          <text:p/>
        </draw:connector>
        <draw:connector draw:style-name="gr6" draw:text-style-name="P4" draw:layer="layout" svg:x1="14.7cm" svg:y1="3.91cm" svg:x2="26.145cm" svg:y2="7.29cm" draw:start-shape="id1" draw:start-glue-point="2" draw:end-shape="id6" draw:end-glue-point="0" svg:d="M14700 3910v1691h11445v1689" svg:viewBox="0 0 11446 3381">
          <text:p/>
        </draw:connector>
        <draw:custom-shape draw:style-name="gr8" draw:text-style-name="P2" xml:id="id7" draw:id="id7" draw:layer="layout" svg:width="4.51cm" svg:height="2.31cm" svg:x="17.3cm" svg:y="7.3cm">
          <text:p text:style-name="P1">sr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8" draw:id="id8" draw:layer="layout" svg:width="5.9cm" svg:height="8cm" svg:x="16.6cm" svg:y="11.4cm">
          <text:p text:style-name="P1">grad.h</text:p>
          <text:p text:style-name="P1">grad.c</text:p>
          <text:p text:style-name="P1">opt_flow_lk.cpp</text:p>
          <text:p text:style-name="P1">opt_flow_video.cpp</text:p>
          <text:p text:style-name="P1">main.c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9.555cm" svg:y1="9.61cm" svg:x2="19.55cm" svg:y2="11.4cm" draw:start-shape="id7" draw:start-glue-point="2" draw:end-shape="id8" draw:end-glue-point="0" svg:d="M19555 9610v896h-5v894" svg:viewBox="0 0 6 1791">
          <text:p/>
        </draw:connector>
        <draw:line draw:style-name="gr6" draw:text-style-name="P4" draw:layer="layout" svg:x1="19.5cm" svg:y1="5.5cm" svg:x2="19.5cm" svg:y2="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8T10:05:23.430089110</dc:date>
    <meta:editing-duration>PT1H27S</meta:editing-duration>
    <meta:editing-cycles>22</meta:editing-cycles>
    <meta:generator>LibreOffice/5.1.6.2$Linux_X86_64 LibreOffice_project/10m0$Build-2</meta:generator>
    <meta:document-statistic meta:object-count="15"/>
  </office:meta>
</office:document-meta>
</file>